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4.0453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5898in"/>
    </style:style>
    <style:style style:name="co11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Příprava – Přímotop možnost sjednotit s podlahovkou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8" table:number-columns-repeated="5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</table:table-row>
      </table:table>
      <table:table table:name="Topeni" table:style-name="ta1">
        <table:table-column table:style-name="co8" table:number-columns-repeated="5" table:default-cell-style-name="ce1"/>
        <table:table-column table:style-name="co9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8" table:number-columns-repeated="7" table:default-cell-style-name="ce1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table table:name="Zvuk" table:style-name="ta1"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table table:name="FVE" table:style-name="ta1">
        <table:table-column table:style-name="co8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Ty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řídač</text:p>
          </table:table-cell>
          <table:table-cell office:value-type="string" calcext:value-type="string">
            <text:p>SUN-10K-SG04LP3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erie</text:p>
          </table:table-cell>
          <table:table-cell office:value-type="string" calcext:value-type="string">
            <text:p>Somi 10,24 kWh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Exterié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box</text:p>
          </table:table-cell>
          <table:table-cell office:value-type="string" calcext:value-type="string">
            <text:p>EVmate 01/2-3-16 S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4-08-21T21:51:11.733422598</dc:date>
    <meta:editing-duration>P2DT31M42S</meta:editing-duration>
    <meta:editing-cycles>19</meta:editing-cycles>
    <meta:generator>LibreOffice/7.3.7.2$Linux_X86_64 LibreOffice_project/30$Build-2</meta:generator>
    <meta:print-date>2024-08-20T00:06:05.388480866</meta:print-date>
    <meta:document-statistic meta:table-count="6" meta:cell-count="717" meta:object-count="0"/>
  </office:meta>
</office:document-meta>
</file>